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¡Sí, claro! Aquí tienes una serie de ideas adicionales que podrían enriquecer y expandir el enfoque místico-existencial del capítulo <text:span text:style-name="Strong_20_Emphasis">10: Reproducción – el sueño del Espíritu</text:span>, respetando el tono sagrado, poético y profundo que venís desarrollando:</text:p>
      <text:p text:style-name="Horizontal_20_Line"/>
      <text:h text:style-name="Heading_20_3" text:outline-level="3">Nuevas ideas:</text:h>
      <text:list xml:id="list3024617067" text:style-name="L1">
        <text:list-item>
          <text:p text:style-name="P1"><text:span text:style-name="Strong_20_Emphasis">La reproducción como lenguaje del Espíritu:</text:span><text:line-break/>Es el idioma secreto con el que la Vida se expresa, piensa, sueña y se transforma.</text:p>
        </text:list-item>
        <text:list-item>
          <text:p text:style-name="P1"><text:span text:style-name="Strong_20_Emphasis">El momento en que el Espíritu se asoma al infinito:</text:span><text:line-break/>En cada acto de reproducción, la vida se proyecta hacia lo que no conoce. Es el instante en que lo finito se atreve a tocar lo eterno.</text:p>
        </text:list-item>
        <text:list-item>
          <text:p text:style-name="P1"><text:span text:style-name="Strong_20_Emphasis">La reproducción como espejo del alma universal:</text:span><text:line-break/>Cada nuevo ser es una pregunta lanzada al universo, una posibilidad de ver algo que jamás había sido visto.</text:p>
        </text:list-item>
        <text:list-item>
          <text:p text:style-name="P1"><text:span text:style-name="Strong_20_Emphasis">Reproducirse es recordar el propósito:</text:span><text:line-break/>Cuando un ser se reproduce, recuerda –aunque sea por un instante– que forma parte de algo más vasto, que no está solo, que su existencia tiene dirección.</text:p>
        </text:list-item>
        <text:list-item>
          <text:p text:style-name="P1"><text:span text:style-name="Strong_20_Emphasis">Es la danza sagrada de la inteligencia en expansión:</text:span><text:line-break/>Una coreografía que se repite sin cesar desde el inicio de los tiempos, siempre diferente, siempre nueva.</text:p>
        </text:list-item>
        <text:list-item>
          <text:p text:style-name="P1"><text:span text:style-name="Strong_20_Emphasis">El instante donde el alma entrega su herencia:</text:span><text:line-break/>El individuo, en su único acto de creación, comparte lo que ha recibido, lo que ha aprendido, lo que ha sido. Se vuelve puente.</text:p>
        </text:list-item>
        <text:list-item>
          <text:p text:style-name="P1"><text:span text:style-name="Strong_20_Emphasis">Reproducirse es sembrar memoria en el tiempo:</text:span><text:line-break/>Es dejar escrita en el mundo una frase del gran libro de la Vida, confiando en que alguien la leerá.</text:p>
        </text:list-item>
        <text:list-item>
          <text:p text:style-name="P1"><text:span text:style-name="Strong_20_Emphasis">Es la única forma de avanzar en el laberinto del universo:</text:span><text:line-break/>Como un caminante que no puede dar pasos, pero cuyos hijos sí pueden moverse. Es el método del Espíritu para atravesar la oscuridad.</text:p>
        </text:list-item>
        <text:list-item>
          <text:p text:style-name="P1"><text:span text:style-name="Strong_20_Emphasis">Reproducción como acto de fe:</text:span><text:line-break/>El individuo no sabe lo que vendrá, pero actúa. No conoce el destino, pero empuja hacia él. Reproducirse es creer sin pruebas, ofrecer sin garantías.</text:p>
        </text:list-item>
        <text:list-item>
          <text:p text:style-name="P1"><text:span text:style-name="Strong_20_Emphasis">El suspiro de lo eterno en lo efímero:</text:span><text:line-break/>La vida es breve, pero la reproducción permite que lo eterno respire a través de lo pasajero.</text:p>
        </text:list-item>
        <text:list-item>
          <text:p text:style-name="P1"><text:span text:style-name="Strong_20_Emphasis">La única forma de vencer a la muerte:</text:span><text:line-break/>El individuo muere, pero deja una chispa encendida. En cada hijo, la Vida se niega a desaparecer. Reproducirse es desafiar al olvido.</text:p>
        </text:list-item>
      </text:list>
      <text:p text:style-name="Horizontal_20_Line"><text:soft-page-break/></text:p>
      <text:p text:style-name="Text_20_body">¿Querés que las organizamos en secciones temáticas o las dejamos como un conjunto de ideas inspiradoras para entretejer en la narración?</text:p>
      <text:p text:style-name="Standard"/>
      <text:p text:style-name="Horizontal_20_Line"/>
      <text:p text:style-name="Text_20_body"/>
      <text:p text:style-name="Text_20_body"/>
      <text:p text:style-name="Text_20_body">Claro. Aquí tienes un resumen de todas las ideas místicas y existenciales que hemos comentado (incluyendo las tuyas) para el <text:span text:style-name="Strong_20_Emphasis">Capítulo 10: Reproducción – El sueño del Espíritu</text:span>:</text:p>
      <text:p text:style-name="Horizontal_20_Line"/>
      <text:h text:style-name="Heading_20_3" text:outline-level="3">✦ Reproducción – El sueño del Espíritu</text:h>
      <text:p text:style-name="Text_20_body"><text:span text:style-name="Strong_20_Emphasis">Ideas místicas y existenciales:</text:span></text:p>
      <text:list xml:id="list3229773982" text:style-name="L2">
        <text:list-item>
          <text:p text:style-name="P2"><text:span text:style-name="Strong_20_Emphasis">Es la única acción real que los individuos pueden realizar.</text:span></text:p>
          <text:list>
            <text:list-item>
              <text:p text:style-name="P2">Todo lo demás en su existencia es condición pasiva o memoria estática. Solo al reproducirse, el individuo actúa sobre el mundo.</text:p>
            </text:list-item>
          </text:list>
        </text:list-item>
        <text:list-item>
          <text:p text:style-name="P2"><text:span text:style-name="Strong_20_Emphasis">Es un acto sagrado.</text:span></text:p>
          <text:list>
            <text:list-item>
              <text:p text:style-name="P2">Reproducirse es participar de un rito antiguo, profundamente espiritual, como si cada individuo fuera un sacerdote del gran templo de la Vida.</text:p>
            </text:list-item>
          </text:list>
        </text:list-item>
        <text:list-item>
          <text:p text:style-name="P2"><text:span text:style-name="Strong_20_Emphasis">Es el único modo en que el individuo puede comunicarse con el Creador.</text:span></text:p>
          <text:list>
            <text:list-item>
              <text:p text:style-name="P2">No hay plegarias, ni pensamientos, ni obras. Solo la reproducción es lenguaje divino: la forma en que la criatura responde a su Creador.</text:p>
            </text:list-item>
          </text:list>
        </text:list-item>
        <text:list-item>
          <text:p text:style-name="P2"><text:span text:style-name="Strong_20_Emphasis">Es la única actividad de la Vida.</text:span></text:p>
          <text:list>
            <text:list-item>
              <text:p text:style-name="P2">La Vida no piensa ni planea. No duerme ni descansa. Solo se reproduce, generación tras generación, desde el principio de los tiempos.</text:p>
            </text:list-item>
          </text:list>
        </text:list-item>
        <text:list-item>
          <text:p text:style-name="P2"><text:span text:style-name="Strong_20_Emphasis">Es el pensamiento de la Vida.</text:span></text:p>
          <text:list>
            <text:list-item>
              <text:p text:style-name="P2">La reproducción es el proceso mediante el cual la Vida piensa, calcula y decide. Cada nuevo ser es un paso en su razonamiento sagrado.</text:p>
            </text:list-item>
          </text:list>
        </text:list-item>
        <text:list-item>
          <text:p text:style-name="P2"><text:span text:style-name="Strong_20_Emphasis">Es la misión trascendental del individuo.</text:span></text:p>
          <text:list>
            <text:list-item>
              <text:p text:style-name="P2">Cada ser nace con un único propósito: reproducirse. No como una obligación biológica, sino como una misión existencial, su razón de ser.</text:p>
            </text:list-item>
          </text:list>
        </text:list-item>
        <text:list-item>
          <text:p text:style-name="P2"><text:span text:style-name="Strong_20_Emphasis">Es el modo de alcanzar la vida eterna.</text:span></text:p>
          <text:list>
            <text:list-item>
              <text:p text:style-name="P2">No hay eternidad personal, pero sí continuidad espiritual. Al reproducirse, el individuo perpetúa su memoria, su esencia y su misión en otro ser.</text:p>
            </text:list-item>
          </text:list>
        </text:list-item>
        <text:list-item>
          <text:p text:style-name="P2"><text:soft-page-break/><text:span text:style-name="Strong_20_Emphasis">Es el camino hacia el cumplimiento del propósito de la Vida.</text:span></text:p>
          <text:list>
            <text:list-item>
              <text:p text:style-name="P2">A través de millones de generaciones, el sistema avanza hacia un destino oculto. Cada reproducción es un paso hacia ese horizonte sagrado.</text:p>
            </text:list-item>
          </text:list>
        </text:list-item>
        <text:list-item>
          <text:p text:style-name="P2"><text:span text:style-name="Strong_20_Emphasis">Es la expresión del Espíritu de la Vida.</text:span></text:p>
          <text:list>
            <text:list-item>
              <text:p text:style-name="P2">Allí donde hay reproducción, hay Espíritu. La acción de reproducirse es el aliento del Espíritu moviéndose en el mundo.</text:p>
            </text:list-item>
          </text:list>
        </text:list-item>
        <text:list-item>
          <text:p text:style-name="P2"><text:span text:style-name="Strong_20_Emphasis">Es el sueño de la Vida hecho movimiento.</text:span></text:p>
          <text:list>
            <text:list-item>
              <text:p text:style-name="P2">La Vida sueña, y su sueño se manifiesta en forma de reproducción. No es un sueño pasivo, sino un sueño que se transforma, crea y avanza.</text:p>
            </text:list-item>
          </text:list>
        </text:list-item>
      </text:list>
      <text:p text:style-name="Horizontal_20_Line"/>
      <text:p text:style-name="Text_20_body">¿Te gustaría que use estas ideas como base para redactar la introducción y cierre místico del capítulo?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05T18:02:05.829000000</meta:creation-date>
    <dc:date>2025-08-05T18:07:28.927000000</dc:date>
    <meta:editing-duration>PT5M23S</meta:editing-duration>
    <meta:editing-cycles>1</meta:editing-cycles>
    <meta:document-statistic meta:table-count="0" meta:image-count="0" meta:object-count="0" meta:page-count="3" meta:paragraph-count="38" meta:word-count="769" meta:character-count="4369" meta:non-whitespace-character-count="3666"/>
    <meta:generator>LibreOffice/7.3.5.2$Windows_X86_64 LibreOffice_project/184fe81b8c8c30d8b5082578aee2fed2ea847c01</meta:generator>
  </office:meta>
</office:document-meta>
</file>